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</office:automatic-styles>
  <office:body>
    <office:text text:use-soft-page-breaks="true">
      <text:p text:style-name="P1">cd C:\Users\Easto\OneDrive\Desktop\Documents\Coding\Lexcelerate</text:p>
      <text:p text:style-name="Normal">git status</text:p>
      <text:p text:style-name="Normal">git add .</text:p>
      <text:p text:style-name="Normal">git commit -m "Updated features and improvements"</text:p>
      <text:p text:style-name="Normal">git push origin master</text:p>
      <text:p text:style-name="Normal"/>
      <text:p text:style-name="Normal"/>
      <text:p text:style-name="Normal">this is good,</text:p>
      <text:p text:style-name="Normal">I want to add a feature so when users click on the word of the day they get the definition and the option to add to catalogue<text:s/></text:p>
      <text:p text:style-name="P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aston Oyekan</meta:initial-creator>
    <dc:creator>Easton Oyekan</dc:creator>
    <meta:creation-date>2025-02-27T19:02:00Z</meta:creation-date>
    <dc:date>2025-03-01T08:35:00Z</dc:date>
    <meta:template xlink:href="Normal.dotm" xlink:type="simple"/>
    <meta:editing-cycles>1</meta:editing-cycles>
    <meta:editing-duration>PT0S</meta:editing-duration>
    <meta:document-statistic meta:page-count="2" meta:paragraph-count="1" meta:word-count="45" meta:character-count="302" meta:row-count="2" meta:non-whitespace-character-count="258"/>
  </office:meta>
</office:document-meta>
</file>